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4.513cm" fo:min-width="9.534cm"/>
    </style:style>
    <style:style style:name="gr2" style:family="graphic" style:parent-style-name="standard">
      <style:graphic-properties draw:textarea-horizontal-align="justify" draw:textarea-vertical-align="middle" draw:auto-grow-height="false" fo:min-height="2.228cm" fo:min-width="3.628cm"/>
    </style:style>
    <style:style style:name="gr3" style:family="graphic" style:parent-style-name="objectwithoutfill">
      <style:graphic-properties draw:marker-end="Arrow" draw:marker-end-width="0.3cm" draw:fill="solid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1.274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10.033cm" svg:height="7.62cm" svg:x="2.016cm" svg:y="2.397cm">
          <text:p text:style-name="P1">population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" draw:text-style-name="P1" xml:id="id2" draw:id="id2" draw:layer="layout" svg:width="4.953cm" svg:height="3.302cm" svg:x="14.081cm" svg:y="13.954cm">
          <text:p text:style-name="P1">échantillon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onnector draw:style-name="gr3" draw:text-style-name="P3" draw:layer="layout" draw:type="curve" svg:x1="12.049cm" svg:y1="6.207cm" svg:x2="16.97cm" svg:y2="13.954cm" draw:start-shape="id1" draw:start-glue-point="8" draw:end-shape="id2" draw:end-glue-point="4" svg:d="M12049 6207c3281 0 4921 2582 4921 7747" svg:viewBox="0 0 4922 7748">
          <text:p text:style-name="P2">échantillonnage <text:s text:c="3"/></text:p>
        </draw:connector>
        <draw:connector draw:style-name="gr3" draw:text-style-name="P3" draw:layer="layout" draw:type="curve" svg:x1="14.081cm" svg:y1="16.018cm" svg:x2="7.033cm" svg:y2="10.017cm" draw:start-shape="id2" draw:start-glue-point="6" draw:end-shape="id1" draw:end-glue-point="7" svg:d="M14081 16018c-4699 0-7048-2000-7048-6001" svg:viewBox="0 0 7049 6002">
          <text:p text:style-name="P1"/>
        </draw:connector>
        <draw:frame draw:style-name="gr4" draw:text-style-name="P4" draw:layer="layout" svg:width="3.429cm" svg:height="1.524cm" svg:x="4.81cm" svg:y="13.319cm">
          <draw:text-box>
            <text:p>inférence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19-11-18T15:37:19.209731046</meta:creation-date>
    <dc:date>2019-11-18T15:42:14.749448953</dc:date>
    <meta:editing-duration>PT4M55S</meta:editing-duration>
    <meta:editing-cycles>1</meta:editing-cycles>
    <meta:document-statistic meta:object-count="5"/>
    <meta:generator>LibreOffice/6.3.0.4$MacOSX_X86_64 LibreOffice_project/057fc023c990d676a43019934386b85b21a9ee99</meta:generator>
  </office:meta>
</office:document-meta>
</file>